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canada_per_capita_incom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apita_income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399.299037" calcext:value-type="float">
            <text:p>3399.29903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768.297935" calcext:value-type="float">
            <text:p>3768.29793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251.175484" calcext:value-type="float">
            <text:p>4251.17548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804.463248" calcext:value-type="float">
            <text:p>4804.46324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576.514583" calcext:value-type="float">
            <text:p>5576.51458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998.144346" calcext:value-type="float">
            <text:p>5998.14434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062.131392" calcext:value-type="float">
            <text:p>7062.1313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100.12617" calcext:value-type="float">
            <text:p>7100.1261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247.967035" calcext:value-type="float">
            <text:p>7247.96703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602.912681" calcext:value-type="float">
            <text:p>7602.91268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355.96812" calcext:value-type="float">
            <text:p>8355.9681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434.390652" calcext:value-type="float">
            <text:p>9434.39065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619.438377" calcext:value-type="float">
            <text:p>9619.43837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416.53659" calcext:value-type="float">
            <text:p>10416.5365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790.32872" calcext:value-type="float">
            <text:p>10790.3287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1018.95585" calcext:value-type="float">
            <text:p>11018.9558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482.89153" calcext:value-type="float">
            <text:p>11482.8915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974.80662" calcext:value-type="float">
            <text:p>12974.8066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080.28345" calcext:value-type="float">
            <text:p>15080.2834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6426.72548" calcext:value-type="float">
            <text:p>16426.7254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838.6732" calcext:value-type="float">
            <text:p>16838.673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266.09769" calcext:value-type="float">
            <text:p>17266.0976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412.08309" calcext:value-type="float">
            <text:p>16412.083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5875.58673" calcext:value-type="float">
            <text:p>15875.5867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5755.82027" calcext:value-type="float">
            <text:p>15755.8202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6369.31725" calcext:value-type="float">
            <text:p>16369.317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699.82668" calcext:value-type="float">
            <text:p>16699.8266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7310.75775" calcext:value-type="float">
            <text:p>17310.757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6622.67187" calcext:value-type="float">
            <text:p>16622.6718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581.02414" calcext:value-type="float">
            <text:p>17581.024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87.38241" calcext:value-type="float">
            <text:p>18987.3824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601.39724" calcext:value-type="float">
            <text:p>18601.3972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232.17556" calcext:value-type="float">
            <text:p>19232.1755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739.42628" calcext:value-type="float">
            <text:p>22739.4262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719.14715" calcext:value-type="float">
            <text:p>25719.1471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198.05569" calcext:value-type="float">
            <text:p>29198.055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2738.2629" calcext:value-type="float">
            <text:p>32738.262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6144.48122" calcext:value-type="float">
            <text:p>36144.4812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7446.48609" calcext:value-type="float">
            <text:p>37446.4860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755.17682" calcext:value-type="float">
            <text:p>32755.1768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420.52289" calcext:value-type="float">
            <text:p>38420.522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2334.71121" calcext:value-type="float">
            <text:p>42334.7112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2665.25597" calcext:value-type="float">
            <text:p>42665.2559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676.46837" calcext:value-type="float">
            <text:p>42676.4683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039.8936" calcext:value-type="float">
            <text:p>41039.89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175.18898" calcext:value-type="float">
            <text:p>35175.188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29.19363" calcext:value-type="float">
            <text:p>34229.19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0/00/0000</text:date>, <text:time style:data-style-name="N2" text:time-value="13:55:09.970730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19T13:56:47.390920753</dc:date>
    <meta:editing-duration>PT2M2S</meta:editing-duration>
    <meta:editing-cycles>4</meta:editing-cycles>
    <meta:document-statistic meta:table-count="1" meta:cell-count="96" meta:object-count="0"/>
  </office:meta>
</office:document-meta>
</file>